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da50" officeooo:paragraph-rsid="000eda50" style:font-size-asian="14pt" style:font-size-complex="14pt"/>
    </style:style>
    <style:style style:name="P2" style:family="paragraph" style:parent-style-name="Standard">
      <style:text-properties fo:font-size="14pt" officeooo:rsid="000eda50" officeooo:paragraph-rsid="0010954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109541" officeooo:paragraph-rsid="0010954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04651" officeooo:paragraph-rsid="00104651" style:font-size-asian="12pt" style:font-weight-asian="bold" style:font-size-complex="12pt" style:font-weight-complex="bold"/>
    </style:style>
    <style:style style:name="T1" style:family="text">
      <style:text-properties officeooo:rsid="00109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Subject : Apology for absence on the class of S. R. ma’m on 10/11/2017</text:p>
      <text:p text:style-name="P1"/>
      <text:p text:style-name="P1">To</text:p>
      <text:p text:style-name="P1">The Head Of The Department</text:p>
      <text:p text:style-name="P1">Department of Physics, Electronics and Computer Science</text:p>
      <text:p text:style-name="P1">Seth Anandram Jaipuria College</text:p>
      <text:p text:style-name="P1"/>
      <text:p text:style-name="P1">Respected Madam,</text:p>
      <text:p text:style-name="P2"><text:tab/>We’re very unfortunate about the happenings of last friday, i.e. 10/11/2017. On that day, we all left the college after the first class at 11:00 A.M. taken by C. P. ma’m, due to unforeseeable reasons. As a consequence, we all missed the class which was alloted to be taken by S. R. ma’m from 3:10 P.M. . We take full responsibility of that event and are deeply sorry. <text:span text:style-name="T1">We are also seeking apology from our heart for the inconvenience caused by this to S. R. ma’m. </text:span>Moreover, we ensure you that it won’t repeat, and we’ll do our best to attend each class for the day that we are present in the college. <text:span text:style-name="T1">We are looking forward to your forgiveness on this matter.</text:span></text:p>
      <text:p text:style-name="P2"/>
      <text:p text:style-name="P3">Yours faithfully</text:p>
      <text:p text:style-name="P3">Students of Department of Computer Science</text:p>
      <text:p text:style-name="P3">Seth Anandram Jaipuria Colle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Open Sans" svg:font-family="'Open Sans'" style:font-family-generic="swiss"/>
    <style:font-face style:name="Open Sans Condensed Light" svg:font-family="'Open Sans Condensed Light'" style:font-family-generic="swiss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 Condensed Light" fo:font-family="'Open Sans Condensed Light'" style:font-family-generic="swiss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1:41:08.528070693</meta:creation-date>
    <dc:date>2017-11-15T22:16:55.064837548</dc:date>
    <meta:editing-duration>PT4M44S</meta:editing-duration>
    <meta:editing-cycles>1</meta:editing-cycles>
    <meta:document-statistic meta:table-count="0" meta:image-count="0" meta:object-count="0" meta:page-count="1" meta:paragraph-count="10" meta:word-count="168" meta:character-count="946" meta:non-whitespace-character-count="787"/>
    <meta:generator>LibreOffice/5.4.3.2$Linux_X86_64 LibreOffice_project/40m0$Build-2</meta:generator>
  </office:meta>
</office:document-meta>
</file>